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900f4" officeooo:paragraph-rsid="001900f4"/>
    </style:style>
    <style:style style:name="P2" style:family="paragraph" style:parent-style-name="Standard">
      <style:text-properties officeooo:rsid="001ae94d" officeooo:paragraph-rsid="001ae94d"/>
    </style:style>
    <style:style style:name="P3" style:family="paragraph" style:parent-style-name="Standard">
      <style:text-properties officeooo:rsid="001bd89a" officeooo:paragraph-rsid="001bd89a"/>
    </style:style>
    <style:style style:name="P4" style:family="paragraph" style:parent-style-name="Standard">
      <style:text-properties officeooo:rsid="001d4552" officeooo:paragraph-rsid="001d4552"/>
    </style:style>
    <style:style style:name="P5" style:family="paragraph" style:parent-style-name="Standard">
      <style:text-properties officeooo:rsid="001f5e73" officeooo:paragraph-rsid="001f5e73"/>
    </style:style>
    <style:style style:name="P6" style:family="paragraph" style:parent-style-name="Standard">
      <style:text-properties officeooo:rsid="001fd5d5" officeooo:paragraph-rsid="001fd5d5"/>
    </style:style>
    <style:style style:name="P7" style:family="paragraph" style:parent-style-name="Standard">
      <style:text-properties officeooo:rsid="0021a18d" officeooo:paragraph-rsid="0021a18d"/>
    </style:style>
    <style:style style:name="P8" style:family="paragraph" style:parent-style-name="Standard">
      <style:text-properties officeooo:rsid="0021effb" officeooo:paragraph-rsid="0021effb"/>
    </style:style>
    <style:style style:name="P9" style:family="paragraph" style:parent-style-name="Standard">
      <style:text-properties officeooo:rsid="0025cb44" officeooo:paragraph-rsid="0025cb44"/>
    </style:style>
    <style:style style:name="P10" style:family="paragraph" style:parent-style-name="Standard">
      <style:text-properties officeooo:rsid="0027241d" officeooo:paragraph-rsid="0027241d"/>
    </style:style>
    <style:style style:name="P11" style:family="paragraph" style:parent-style-name="Standard">
      <style:text-properties officeooo:rsid="00273068" officeooo:paragraph-rsid="00273068"/>
    </style:style>
    <style:style style:name="P12" style:family="paragraph" style:parent-style-name="Standard">
      <style:text-properties officeooo:rsid="0027d555" officeooo:paragraph-rsid="0027d555"/>
    </style:style>
    <style:style style:name="P13" style:family="paragraph" style:parent-style-name="Standard">
      <style:text-properties officeooo:rsid="002a00b8" officeooo:paragraph-rsid="002a00b8"/>
    </style:style>
    <style:style style:name="P14" style:family="paragraph" style:parent-style-name="Standard">
      <style:text-properties officeooo:rsid="002eadf5" officeooo:paragraph-rsid="002eadf5"/>
    </style:style>
    <style:style style:name="P15" style:family="paragraph" style:parent-style-name="Standard">
      <style:text-properties officeooo:rsid="002eca95" officeooo:paragraph-rsid="002eca95"/>
    </style:style>
    <style:style style:name="P16" style:family="paragraph" style:parent-style-name="Standard">
      <style:text-properties officeooo:rsid="0030a788" officeooo:paragraph-rsid="0030a788"/>
    </style:style>
    <style:style style:name="P17" style:family="paragraph" style:parent-style-name="Standard">
      <style:text-properties officeooo:rsid="00315910" officeooo:paragraph-rsid="00315910"/>
    </style:style>
    <style:style style:name="P18" style:family="paragraph" style:parent-style-name="Standard">
      <style:text-properties officeooo:rsid="00331bce" officeooo:paragraph-rsid="00331bce"/>
    </style:style>
    <style:style style:name="P19" style:family="paragraph" style:parent-style-name="Standard">
      <style:text-properties officeooo:rsid="0033223a" officeooo:paragraph-rsid="0033223a"/>
    </style:style>
    <style:style style:name="P20" style:family="paragraph" style:parent-style-name="Standard">
      <style:text-properties officeooo:rsid="003653e6" officeooo:paragraph-rsid="003653e6"/>
    </style:style>
    <style:style style:name="P21" style:family="paragraph" style:parent-style-name="Standard">
      <style:text-properties officeooo:rsid="00385363" officeooo:paragraph-rsid="00385363"/>
    </style:style>
    <style:style style:name="P22" style:family="paragraph" style:parent-style-name="Standard">
      <style:text-properties officeooo:rsid="00387059" officeooo:paragraph-rsid="00387059"/>
    </style:style>
    <style:style style:name="P23" style:family="paragraph" style:parent-style-name="Standard">
      <style:text-properties officeooo:rsid="0038c4ae" officeooo:paragraph-rsid="0038c4ae"/>
    </style:style>
    <style:style style:name="P24" style:family="paragraph" style:parent-style-name="Standard">
      <style:text-properties officeooo:rsid="003a9acd" officeooo:paragraph-rsid="003a9acd"/>
    </style:style>
    <style:style style:name="P25" style:family="paragraph" style:parent-style-name="Standard">
      <style:text-properties officeooo:rsid="003b0ff5" officeooo:paragraph-rsid="003b0ff5"/>
    </style:style>
    <style:style style:name="P26" style:family="paragraph" style:parent-style-name="Standard">
      <style:text-properties officeooo:rsid="003bedf6" officeooo:paragraph-rsid="003bedf6"/>
    </style:style>
    <style:style style:name="P27" style:family="paragraph" style:parent-style-name="Standard">
      <style:text-properties officeooo:rsid="003d3c43" officeooo:paragraph-rsid="003d3c43"/>
    </style:style>
    <style:style style:name="P28" style:family="paragraph" style:parent-style-name="Standard">
      <style:text-properties officeooo:rsid="003e4ba9" officeooo:paragraph-rsid="003e4ba9"/>
    </style:style>
    <style:style style:name="P29" style:family="paragraph" style:parent-style-name="Standard">
      <style:text-properties officeooo:rsid="003f76ec" officeooo:paragraph-rsid="003f76ec"/>
    </style:style>
    <style:style style:name="P30" style:family="paragraph" style:parent-style-name="Standard">
      <style:text-properties officeooo:rsid="0040944b" officeooo:paragraph-rsid="0040944b"/>
    </style:style>
    <style:style style:name="P31" style:family="paragraph" style:parent-style-name="Standard">
      <style:text-properties officeooo:rsid="004228e9" officeooo:paragraph-rsid="004228e9"/>
    </style:style>
    <style:style style:name="P32" style:family="paragraph" style:parent-style-name="Standard">
      <style:text-properties officeooo:rsid="0043bc2b" officeooo:paragraph-rsid="0043bc2b"/>
    </style:style>
    <style:style style:name="P33" style:family="paragraph" style:parent-style-name="Standard">
      <style:text-properties officeooo:rsid="0045a579" officeooo:paragraph-rsid="0045a579"/>
    </style:style>
    <style:style style:name="P34" style:family="paragraph" style:parent-style-name="Standard">
      <style:text-properties officeooo:rsid="0046ffe3" officeooo:paragraph-rsid="0046ffe3"/>
    </style:style>
    <style:style style:name="P35" style:family="paragraph" style:parent-style-name="Standard">
      <style:text-properties officeooo:rsid="0048c71e" officeooo:paragraph-rsid="0048c71e"/>
    </style:style>
    <style:style style:name="P36" style:family="paragraph" style:parent-style-name="Standard">
      <style:text-properties officeooo:rsid="00499961" officeooo:paragraph-rsid="00499961"/>
    </style:style>
    <style:style style:name="P37" style:family="paragraph" style:parent-style-name="Standard">
      <style:text-properties officeooo:rsid="004b0067" officeooo:paragraph-rsid="004b0067"/>
    </style:style>
    <style:style style:name="P38" style:family="paragraph" style:parent-style-name="Standard">
      <style:text-properties officeooo:rsid="004e610f" officeooo:paragraph-rsid="004e610f"/>
    </style:style>
    <style:style style:name="P39" style:family="paragraph" style:parent-style-name="Standard">
      <style:text-properties officeooo:rsid="0050e236" officeooo:paragraph-rsid="0050e236"/>
    </style:style>
    <style:style style:name="P40" style:family="paragraph" style:parent-style-name="Standard">
      <style:text-properties officeooo:rsid="0051dfb5" officeooo:paragraph-rsid="0051dfb5"/>
    </style:style>
    <style:style style:name="P41" style:family="paragraph" style:parent-style-name="Standard">
      <style:text-properties officeooo:rsid="0053e8e8" officeooo:paragraph-rsid="0053e8e8"/>
    </style:style>
    <style:style style:name="P42" style:family="paragraph" style:parent-style-name="Standard">
      <style:text-properties officeooo:rsid="0056c227" officeooo:paragraph-rsid="0056c227"/>
    </style:style>
    <style:style style:name="P43" style:family="paragraph" style:parent-style-name="Standard">
      <style:text-properties officeooo:rsid="00574fc5" officeooo:paragraph-rsid="00574fc5"/>
    </style:style>
    <style:style style:name="P44" style:family="paragraph" style:parent-style-name="Standard">
      <style:text-properties officeooo:rsid="00584f52" officeooo:paragraph-rsid="00584f52"/>
    </style:style>
    <style:style style:name="P45" style:family="paragraph" style:parent-style-name="Standard">
      <style:text-properties officeooo:rsid="005985c6" officeooo:paragraph-rsid="005985c6"/>
    </style:style>
    <style:style style:name="P46" style:family="paragraph" style:parent-style-name="Standard">
      <style:text-properties officeooo:rsid="005ae03d" officeooo:paragraph-rsid="005ae03d"/>
    </style:style>
    <style:style style:name="P47" style:family="paragraph" style:parent-style-name="Standard">
      <style:text-properties officeooo:rsid="005b60d0" officeooo:paragraph-rsid="005b60d0"/>
    </style:style>
    <style:style style:name="T1" style:family="text">
      <style:text-properties officeooo:rsid="0019bbe3"/>
    </style:style>
    <style:style style:name="T2" style:family="text">
      <style:text-properties officeooo:rsid="001ea43c"/>
    </style:style>
    <style:style style:name="T3" style:family="text">
      <style:text-properties officeooo:rsid="001e71d8"/>
    </style:style>
    <style:style style:name="T4" style:family="text">
      <style:text-properties officeooo:rsid="0021ca83"/>
    </style:style>
    <style:style style:name="T5" style:family="text">
      <style:text-properties officeooo:rsid="0023d78a"/>
    </style:style>
    <style:style style:name="T6" style:family="text">
      <style:text-properties officeooo:rsid="0029868c"/>
    </style:style>
    <style:style style:name="T7" style:family="text">
      <style:text-properties officeooo:rsid="002cec2f"/>
    </style:style>
    <style:style style:name="T8" style:family="text">
      <style:text-properties officeooo:rsid="002eca95"/>
    </style:style>
    <style:style style:name="T9" style:family="text">
      <style:text-properties officeooo:rsid="00345a14"/>
    </style:style>
    <style:style style:name="T10" style:family="text">
      <style:text-properties officeooo:rsid="003c83dc"/>
    </style:style>
    <style:style style:name="T11" style:family="text">
      <style:text-properties officeooo:rsid="003e3a4e"/>
    </style:style>
    <style:style style:name="T12" style:family="text">
      <style:text-properties officeooo:rsid="004228e9"/>
    </style:style>
    <style:style style:name="T13" style:family="text">
      <style:text-properties officeooo:rsid="004719db"/>
    </style:style>
    <style:style style:name="T14" style:family="text">
      <style:text-properties officeooo:rsid="004cd2b5"/>
    </style:style>
    <style:style style:name="T15" style:family="text">
      <style:text-properties officeooo:rsid="004ff8a8"/>
    </style:style>
    <style:style style:name="T16" style:family="text">
      <style:text-properties officeooo:rsid="0051defa"/>
    </style:style>
    <style:style style:name="T17" style:family="text">
      <style:text-properties officeooo:rsid="00520105"/>
    </style:style>
    <style:style style:name="T18" style:family="text">
      <style:text-properties officeooo:rsid="00523f8c"/>
    </style:style>
    <style:style style:name="T19" style:family="text">
      <style:text-properties officeooo:rsid="00540a3f"/>
    </style:style>
    <style:style style:name="T20" style:family="text">
      <style:text-properties officeooo:rsid="00559cb6"/>
    </style:style>
    <style:style style:name="T21" style:family="text">
      <style:text-properties officeooo:rsid="00583a88"/>
    </style:style>
    <style:style style:name="T22" style:family="text">
      <style:text-properties officeooo:rsid="005b14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only way to speak English fluently is to repeat, repeat, repeat every day.</text:p>
      <text:p text:style-name="P1">Food loss and waste. <text:span text:style-name="T1">Preventing wasted food at home. 5 ways to reduce food loss and waste.</text:span></text:p>
      <text:p text:style-name="P2">So that’s how it is. Now, I get the picture. Ah, I see what you are seeing.</text:p>
      <text:p text:style-name="P3">Approximately equal symbol. Approximately equal symbol. Approximately equal symbol.</text:p>
      <text:p text:style-name="P4">Roughly, roughly, you spend roughly one out 3 of your life asleep. <text:span text:style-name="T2">You spend roughly one out three of your life asleep. </text:span><text:span text:style-name="T3">Roughly speaking it’s 7 million population in Yantai city. Roughly speaking, it’s 7 million population in Yantai City.</text:span></text:p>
      <text:p text:style-name="P5">Bull market and bear market. A bear market is coming, bear market investment strategy. How to make money in a bear market?</text:p>
      <text:p text:style-name="P6">Beetroot, beetroot, beet in US. Beetroot facts, health benefits and nutritional value.</text:p>
      <text:p text:style-name="P7">What does your father do for a living? My father is an infertility specialist, he helps women get pregnant. <text:s/><text:span text:style-name="T4">A nursery school, a preschool.</text:span></text:p>
      <text:p text:style-name="P8"><text:span text:style-name="T5">I was inside for 9 months, </text:span>How dare do you take me out without asking my permission? <text:s/><text:span text:style-name="T5">I was inside for 9 months, </text:span>How dare do you take me out without asking my permission?</text:p>
      <text:p text:style-name="P9">Microsoft Headquarter, Headquarter of BMW, headquarter of Apple.</text:p>
      <text:p text:style-name="P10">Pseudo color image, gray level image to pseudo color transform.</text:p>
      <text:p text:style-name="P11">Sakura, Cherry Trees in Japan. Sakura in Japan.</text:p>
      <text:p text:style-name="P12">Pseudonym, she writes <text:s/>under a pseudonym. Shell is pseudonym, my real name is. <text:span text:style-name="T6">She writes under a pseudonym. Shell is pseudonym, my real name is.</text:span></text:p>
      <text:p text:style-name="P13">Have you ever wondered why no one responds to your resume? Have you ever wondered why <text:span text:style-name="T7">no one responds to your resume?</text:span></text:p>
      <text:p text:style-name="P14">Ladybird, ladybird, spider, spider, bee, bee, fly, fly, ant, ant, butterfly, butterfly, grasshopper, grasshopper, cockroach, cockroach. <text:span text:style-name="T8">Dragonfly, dragonfly, mosquito, mosquito.</text:span></text:p>
      <text:p text:style-name="P15">Moon is alone too, but it still shines. Moon is alone too, but it still shines.</text:p>
      <text:p text:style-name="P16">What’s the last four digits of your phone number? What’s last four digits of your phone number?</text:p>
      <text:p text:style-name="P17">My phone number ends in 6239. Please charge it to my credit card ending in 6239.</text:p>
      <text:p text:style-name="P18">Persistent Vegetative State. Persistent Vegetative State.</text:p>
      <text:p text:style-name="P19">Inclusive, inclusion, Our aim is to create a fair, more inclusive society. <text:span text:style-name="T9">How to build an inclusive workplace environment?</text:span></text:p>
      <text:p text:style-name="P20">Include, inclusive, exclude, exclusive.</text:p>
      <text:p text:style-name="P21">Ultrasonic welding machine, ultrasonic plastic plastic welding machine.</text:p>
      <text:p text:style-name="P22">Melbourne, <text:s/>Melbourne University. Melbourne is a famous city of Australia.</text:p>
      <text:p text:style-name="P23">After many years of infertility, you can still get pregnant naturally. Pregnant immediately after 1 treatment, infertility treatment pills, no side effects, low cost and quick effect.</text:p>
      <text:p text:style-name="P24">After many years of infertility, you can still get pregnant naturally. Pregnant immediately after treatment, infertility treatment pills, no side effect, low cost and quick effect.</text:p>
      <text:p text:style-name="P25">Guesthouse, a small hotel. guesthouse ,A small hotel.</text:p>
      <text:p text:style-name="P26">Sense of belongings. Sense of belongings. <text:span text:style-name="T10">How to create a sense of belongings in your team? How to create a sense of belongings in your team?</text:span></text:p>
      <text:p text:style-name="P27">Autograph, why do people collect autographs? <text:s/><text:span text:style-name="T11">How to obtain celebrity’s autographs? Did you get his autographs?</text:span></text:p>
      <text:p text:style-name="P28">Kilometer, Meter, centimeter, millimeter, micrometer, nanometer.</text:p>
      <text:p text:style-name="P28">Kilometer, meter, centimeter, millimeter, micrometer, nanometer.</text:p>
      <text:p text:style-name="P29">Payroll in Excel. A payroll tax. Payroll in Excel. A payroll tax.</text:p>
      <text:p text:style-name="P30">GPS coordinates of Yantai city is longitude 121, latitude 37. <text:span text:style-name="T12">The DJI drone has altitude limitation in China mainland. He has a bad attitude to work.</text:span></text:p>
      <text:p text:style-name="P31">When there’s no enemy within, the enemy outside can’t hurt you.</text:p>
      <text:p text:style-name="P32">Caregiver, personal caregiver. Must have a valid driver’s license and reliable vehicle. Must be able to pass a background check. All necessary training will be provided.</text:p>
      <text:p text:style-name="P33">The man’s face was seriously lacerated in the accident. The boy had received horrific injures in the attack, including laceration to both arms.</text:p>
      <text:p text:style-name="P34"><text:soft-page-break/>The robber was caught when someone tipped off the police. <text:span text:style-name="T13">Is artificial intelligence robbing your jobs?</text:span></text:p>
      <text:p text:style-name="P35">Local, localized, localization, global, globalized, globalization.</text:p>
      <text:p text:style-name="P36">Federal poverty level, poverty gap, wealth <text:span text:style-name="T14">i</text:span>nequality. </text:p>
      <text:p text:style-name="P37">Federal poverty level, poverty gap, wealth inequality.</text:p>
      <text:p text:style-name="P38">Lube, car lube, car lube, service needs apply lube. Service needs apply lube. <text:span text:style-name="T15">Treadmills in the gym. Treadmills in the gym.</text:span></text:p>
      <text:p text:style-name="P39">Could you pass me the scissors? Could you pass me the scissors? <text:span text:style-name="T16">could</text:span> you pass me the scissors?</text:p>
      <text:p text:style-name="P40">Darwin’s theory of evolution. <text:s/>Involution in China. <text:span text:style-name="T17">Why is involution education in China? <text:s/></text:span><text:span text:style-name="T18">Involution generation. </text:span></text:p>
      <text:p text:style-name="P41">Washing powder, <text:span text:style-name="T19">washing powder, detergent, detergent. </text:span><text:span text:style-name="T20">The washing powder doesn’t seems to get clothes very clean. How to use washing powder and detergent?</text:span></text:p>
      <text:p text:style-name="P42">Palestine, Palestinian, The conflict between Israel and Palestine happened in 2023. The conflict between Israel and Palestine happened in 2023.</text:p>
      <text:p text:style-name="P43">Apollo. Frank an astronaut who flew on Apollo 8 mission that orbited the moon, has died, NASA announced . He was 95. <text:span text:style-name="T21">Frank, an astronaut who flew on Apollo 8 mission that orbited the moon has died, NASA announced. He was 95.</text:span></text:p>
      <text:p text:style-name="P44">Analyze, analyze, we analyzed Tencent’s Sogou Input Method. We analyzed Tencent’s Sogou input method.</text:p>
      <text:p text:style-name="P45">For rent, for sell. Rental properties. So I own 7 thousands rental properties, every month the cash flows in, the banks game me 300 million dollars, tax-free, to buy real estates that the idiots had lost. And right now, as you know, for the middle class of the world, we are in a crash.</text:p>
      <text:p text:style-name="P46">Authority, authorization, the United Nation has used its authorization to restore peace in the area. <text:span text:style-name="T22">A US solder crossed into North Korean without authorization.</text:span></text:p>
      <text:p text:style-name="P47">Natural home remedies for kidney stone. <text:s/>An effective herbal remedy for headaches. </text:p>
      <text:p text:style-name="P47">This is how kidney stones are broken down into pieces.</text:p>
      <text:p text:style-name="P47"/>
      <text:p text:style-name="P40"/>
      <text:p text:style-name="P39"/>
      <text:p text:style-name="P37"/>
      <text:p text:style-name="P14"/>
      <text:p text:style-name="P11"/>
      <text:p text:style-name="P8"/>
      <text:p text:style-name="P7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0:24:54.142235879</meta:creation-date>
    <dc:date>2025-05-26T21:20:22.506908069</dc:date>
    <meta:editing-duration>PT54M57S</meta:editing-duration>
    <meta:editing-cycles>68</meta:editing-cycles>
    <meta:generator>LibreOffice/24.8.6.2$Linux_X86_64 LibreOffice_project/480$Build-2</meta:generator>
    <meta:document-statistic meta:table-count="0" meta:image-count="0" meta:object-count="0" meta:page-count="2" meta:paragraph-count="50" meta:word-count="880" meta:character-count="5513" meta:non-whitespace-character-count="4672"/>
  </office:meta>
</office:document-meta>
</file>